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be84" officeooo:paragraph-rsid="0016be84"/>
    </style:style>
    <style:style style:name="P2" style:family="paragraph" style:parent-style-name="Standard">
      <style:text-properties officeooo:rsid="001770ba" officeooo:paragraph-rsid="001770ba"/>
    </style:style>
    <style:style style:name="P3" style:family="paragraph" style:parent-style-name="Standard">
      <style:text-properties officeooo:rsid="0018854a" officeooo:paragraph-rsid="0018854a"/>
    </style:style>
    <style:style style:name="P4" style:family="paragraph" style:parent-style-name="Standard">
      <style:text-properties officeooo:rsid="0018d846" officeooo:paragraph-rsid="0018d846"/>
    </style:style>
    <style:style style:name="T1" style:family="text">
      <style:text-properties officeooo:rsid="0018854a"/>
    </style:style>
    <style:style style:name="T2" style:family="text">
      <style:text-properties officeooo:rsid="0018d8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C= GF sau mega-aproape de GF (daca cu Qxx intr-o culoare in fata poti face mansa, deschizi)</text:p>
      <text:p text:style-name="P1"><text:tab/>2H=&gt; mega prost; 0-3(4), fara control, fara QJ</text:p>
      <text:p text:style-name="P1"><text:tab/>2D=altele, declanseaza GF</text:p>
      <text:p text:style-name="P1"><text:tab/>2S=culoare buna in 5</text:p>
      <text:p text:style-name="P1"><text:tab/>2N=culoare de cupa buna in 5</text:p>
      <text:p text:style-name="P1"><text:tab/>3m=culoare buna, in principiu in 6</text:p>
      <text:p text:style-name="P1">2C-2H<text:span text:style-name="T1">=&gt;</text:span> declarantul poate pasa, declara 2S/2N/3m NF; salturile in nemansa sunt forcing; e totusi de <text:tab/>asteptat ca repondentul sa dea fit</text:p>
      <text:p text:style-name="P1">2C-2D=&gt; 2M,2N,3m e natural; 3M arata 6D+4M</text:p>
      <text:p text:style-name="P1">2C-2D-3C-3D e releu si intreaba de M4, 3M de la deschident aratand 4 in culoare respectiva</text:p>
      <text:p text:style-name="P2">pe 2C-2D/H-2N jucam sistem on, ca pe deschiderea de 2N</text:p>
      <text:p text:style-name="P4">2C-3M= majora proasta/prostuta in 6</text:p>
      <text:p text:style-name="P2"/>
      <text:p text:style-name="P3">2N=20-22 bal =&gt;</text:p>
      <text:p text:style-name="P3"><text:tab/><text:tab/>3C = Puppet Stayman</text:p>
      <text:p text:style-name="P3"><text:tab/><text:tab/>3D/H = trsf</text:p>
      <text:p text:style-name="P3"><text:tab/><text:tab/>3S/N =&gt; trsf la 3N/4C</text:p>
      <text:p text:style-name="P3"><text:tab/><text:tab/>4C=&gt; trsf</text:p>
      <text:p text:style-name="P3"><text:tab/><text:tab/><text:span text:style-name="T2">4D = 5-5 Ms, fix de mansa</text:span></text:p>
      <text:p text:style-name="P3"><text:tab/><text:tab/><text:span text:style-name="T2">4M = scurt in maj aia, 5-5 ms</text:span></text:p>
      <text:p text:style-name="P3"><text:tab/><text:tab/><text:span text:style-name="T2">4N = cantitativ, daca accepti 5m e m in 4, 6m e m in 5</text:span></text:p>
      <text:p text:style-name="P3"><text:tab/><text:tab/><text:span text:style-name="T2">5N = inv la 7, atitudine ca la 2N-4N</text:span></text:p>
      <text:p text:style-name="P3"><text:tab/><text:tab/><text:span text:style-name="T2">6 orice si 7 orice e de joc</text:span></text:p>
      <text:p text:style-name="P3"/>
      <text:p text:style-name="P4">2N-3C =&gt; 3D una sau ambele in 4 =&gt; 3H=4S fara 4H, 3S =4H, posibil 4S, <text:s/>3N <text:s/>e de joc, 4m e nat GF, <text:tab/></text:p>
      <text:p text:style-name="P4"><text:tab/><text:tab/><text:tab/><text:tab/><text:tab/><text:tab/>5m e de joc</text:p>
      <text:p text:style-name="P4"><text:tab/> <text:s text:c="5"/>3H = n-am nici in 4, nici in 5 =&gt; 3S e trsf, 3N e 5=4=x=y, 4m e nat GF</text:p>
      <text:p text:style-name="P4"><text:tab/> <text:s text:c="5"/>3S = 5S =&gt; </text:p>
      <text:p text:style-name="P4"><text:tab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5:06:37.486000000</meta:creation-date>
    <dc:date>2017-05-24T16:02:27.824000000</dc:date>
    <meta:editing-duration>PT17M53S</meta:editing-duration>
    <meta:editing-cycles>2</meta:editing-cycles>
    <meta:generator>LibreOffice/5.2.5.1$Windows_x86 LibreOffice_project/0312e1a284a7d50ca85a365c316c7abbf20a4d22</meta:generator>
    <meta:document-statistic meta:table-count="0" meta:image-count="0" meta:object-count="0" meta:page-count="1" meta:paragraph-count="26" meta:word-count="219" meta:character-count="1082" meta:non-whitespace-character-count="838"/>
  </office:meta>
</office:document-meta>
</file>